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2">
      <style:text-properties fo:font-weight="normal" style:font-weight-asian="normal" style:font-weight-complex="normal"/>
    </style:style>
    <style:style style:name="ce8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2"/>
    <style:style style:name="ce9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B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7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table:style-name="ce8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2975" calcext:value-type="float">
            <text:p>8.3</text:p>
          </table:table-cell>
          <table:table-cell table:style-name="ce9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2275" calcext:value-type="float">
            <text:p>9.2</text:p>
          </table:table-cell>
          <table:table-cell table:style-name="ce8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/>
          <table:table-cell office:value-type="string" calcext:value-type="string">
            <text:p>Sam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/>
          <table:table-cell office:value-type="string" calcext:value-type="string">
            <text:p>Melli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/>
          <table:table-cell office:value-type="string" calcext:value-type="string">
            <text:p>Pac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6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/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/>
          <table:table-cell table:style-name="ce96"/>
          <table:table-cell office:value-type="string" calcext:value-type="string">
            <text:p>Abb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80"/>
          <table:table-cell table:style-name="ce84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B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"/>
          <table:table-cell table:style-name="ce66"/>
          <table:table-cell/>
          <table:table-cell table:style-name="ce88"/>
          <table:table-cell/>
          <table:table-cell table:style-name="ce7"/>
          <table:table-cell table:style-name="ce84"/>
          <table:table-cell table:style-name="ce66"/>
          <table:table-cell/>
          <table:table-cell table:style-name="ce7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10B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09:50:50.817853510</dc:date>
    <meta:editing-duration>P3DT11H33M37S</meta:editing-duration>
    <meta:editing-cycles>626</meta:editing-cycles>
    <meta:generator>LibreOffice/7.3.7.2$Linux_X86_64 LibreOffice_project/30$Build-2</meta:generator>
    <meta:document-statistic meta:table-count="3" meta:cell-count="1235" meta:object-count="0"/>
  </office:meta>
</office:document-meta>
</file>